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image-width="0cm" draw:fill-image-height="0cm" draw:textarea-horizontal-align="center" draw:textarea-vertical-align="middle"/>
    </style:style>
    <style:style style:name="gr2" style:family="graphic" style:parent-style-name="standard">
      <style:graphic-properties draw:marker-start="Arrow" draw:marker-end="Arrow" draw:marker-end-width="0.3cm" draw:fill="none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0.25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0cm"/>
    </style:style>
    <style:style style:name="gr5" style:family="graphic" style:parent-style-name="standard">
      <style:graphic-properties draw:marker-start="Rounded_20_short_20_Arrow" draw:marker-end="Rounded_20_short_20_Arrow" draw:marker-end-width="0.3cm" draw:fill="none" draw:fill-image-width="0cm" draw:fill-image-height="0cm" draw:textarea-horizontal-align="center" draw:textarea-vertical-align="middle"/>
    </style:style>
    <style:style style:name="gr6" style:family="graphic" style:parent-style-name="standard">
      <style:graphic-properties draw:stroke="none" svg:stroke-color="#000000" draw:marker-start="" draw:marker-end="Arrowheads_20_1" draw:fill="none" draw:fill-color="#ffffff" draw:fill-image-width="0cm" draw:fill-image-height="0cm" fo:min-height="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5cm" svg:height="14cm" svg:x="3cm" svg:y="7.5cm">
          <text:p/>
        </draw:rect>
        <draw:line draw:style-name="gr2" draw:text-style-name="P2" draw:layer="layout" svg:x1="3cm" svg:y1="22cm" svg:x2="18.5cm" svg:y2="22cm">
          <text:p text:style-name="P2"><text:span text:style-name="T1">500</text:span></text:p>
        </draw:line>
        <draw:line draw:style-name="gr2" draw:text-style-name="P2" draw:layer="layout" svg:x1="19cm" svg:y1="21.5cm" svg:x2="19cm" svg:y2="7.5cm">
          <text:p text:style-name="P2"><text:span text:style-name="T1">500</text:span></text:p>
        </draw:line>
        <draw:frame draw:style-name="gr3" draw:text-style-name="P3" draw:layer="layout" svg:width="2cm" svg:height="0.645cm" svg:x="4.5cm" svg:y="6.855cm">
          <draw:text-box>
            <text:p text:style-name="P3"><text:span text:style-name="T1">world</text:span></text:p>
          </draw:text-box>
        </draw:frame>
        <draw:rect draw:style-name="gr1" draw:text-style-name="P4" draw:layer="layout" svg:width="8.5cm" svg:height="7cm" svg:x="6.5cm" svg:y="10.5cm">
          <text:p/>
        </draw:rect>
        <draw:frame draw:style-name="gr4" draw:text-style-name="P3" draw:layer="layout" svg:width="2cm" svg:height="0.645cm" svg:x="13cm" svg:y="9.855cm">
          <draw:text-box>
            <text:p text:style-name="P3"><text:span text:style-name="T1">screen</text:span></text:p>
          </draw:text-box>
        </draw:frame>
        <draw:line draw:style-name="gr2" draw:text-style-name="P2" draw:layer="layout" svg:x1="15.5cm" svg:y1="17.5cm" svg:x2="15.5cm" svg:y2="10.5cm">
          <text:p text:style-name="P2"><text:span text:style-name="T1">screen_height = 80</text:span></text:p>
        </draw:line>
        <draw:line draw:style-name="gr2" draw:text-style-name="P2" draw:layer="layout" svg:x1="6.5cm" svg:y1="18cm" svg:x2="15cm" svg:y2="18cm">
          <text:p text:style-name="P2"><text:span text:style-name="T1">screen_width = 100</text:span></text:p>
        </draw:line>
        <draw:rect draw:style-name="gr1" draw:text-style-name="P1" draw:layer="layout" svg:width="2cm" svg:height="2cm" svg:x="10cm" svg:y="13cm">
          <text:p/>
        </draw:rect>
        <draw:line draw:style-name="gr5" draw:text-style-name="P2" draw:layer="layout" svg:x1="12.5cm" svg:y1="15cm" svg:x2="12.5cm" svg:y2="13cm">
          <text:p text:style-name="P2"><text:span text:style-name="T1">30</text:span></text:p>
        </draw:line>
        <draw:line draw:style-name="gr5" draw:text-style-name="P2" draw:layer="layout" svg:x1="10cm" svg:y1="15.5cm" svg:x2="12cm" svg:y2="15.5cm">
          <text:p text:style-name="P2"><text:span text:style-name="T1">20</text:span></text:p>
        </draw:line>
        <draw:frame draw:style-name="gr6" draw:layer="layout" svg:width="16cm" svg:height="5.25cm" svg:x="3cm" svg:y="23cm">
          <draw:text-box>
            <text:p>-offset_x = target_center_x - (screen_width / 2)</text:p>
            <text:p>-offset_y = target_center_y - (screen_height / 2)</text:p>
            <text:p/>
            <text:p>therefore</text:p>
            <text:p/>
            <text:p>offset_x<text:tab/><text:tab/>= - target_center_x + screen_width / 2</text:p>
            <text:p>offset_y<text:tab/><text:tab/>= - target_center_y + screen_height / 2</text:p>
            <text:p/>
          </draw:text-box>
        </draw:frame>
        <draw:line draw:style-name="gr2" draw:text-style-name="P2" draw:layer="layout" svg:x1="3cm" svg:y1="14cm" svg:x2="11cm" svg:y2="14cm">
          <text:p text:style-name="P2"><text:span text:style-name="T1">target_center_x = 210</text:span></text:p>
        </draw:line>
        <draw:line draw:style-name="gr2" draw:text-style-name="P2" draw:layer="layout" svg:x1="3cm" svg:y1="13cm" svg:x2="10cm" svg:y2="13cm">
          <text:p text:style-name="P2"><text:span text:style-name="T1">200</text:span></text:p>
        </draw:line>
        <draw:line draw:style-name="gr2" draw:text-style-name="P2" draw:layer="layout" svg:x1="12cm" svg:y1="13cm" svg:x2="12cm" svg:y2="7.5cm">
          <text:p text:style-name="P2"><text:span text:style-name="T1">300</text:span></text:p>
        </draw:line>
        <draw:line draw:style-name="gr2" draw:text-style-name="P2" draw:layer="layout" svg:x1="11cm" svg:y1="14cm" svg:x2="11cm" svg:y2="7.5cm">
          <text:p text:style-name="P2"><text:span text:style-name="T1">target_center_y = 315</text:span></text:p>
        </draw:line>
        <draw:line draw:style-name="gr2" draw:text-style-name="P2" draw:layer="layout" svg:x1="3cm" svg:y1="10.5cm" svg:x2="6.5cm" svg:y2="10.5cm">
          <text:p text:style-name="P2"><text:span text:style-name="T1">- offset_x</text:span></text:p>
        </draw:line>
        <draw:line draw:style-name="gr2" draw:text-style-name="P2" draw:layer="layout" svg:x1="6.5cm" svg:y1="10.5cm" svg:x2="6.5cm" svg:y2="7.5cm">
          <text:p text:style-name="P2"><text:span text:style-name="T1">- offset_y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sfand Yar Qazi</meta:initial-creator>
    <meta:creation-date>2009-04-01T09:11:28</meta:creation-date>
    <dc:date>2009-04-01T09:23:48</dc:date>
    <dc:creator>Asfand Yar Qazi</dc:creator>
    <meta:editing-duration>PT00H12M21S</meta:editing-duration>
    <meta:editing-cycles>10</meta:editing-cycles>
    <meta:generator>OpenOffice.org/3.0$Unix OpenOffice.org_project/300m9$Build-9358</meta:generator>
    <meta:document-statistic meta:object-count="18"/>
  </office:meta>
</office:document-meta>
</file>